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300000202DB4F2F389BF71C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905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<text:span text:style-name="T1">iagramme de la base de données</text:span></text:h>
      <text:p text:style-name="Text_20_body"><draw:frame draw:style-name="fr1" draw:name="Image1" text:anchor-type="char" svg:x="-0.591cm" svg:y="1.99cm" svg:width="18.099cm" svg:height="15.226cm" draw:z-index="0"><draw:image xlink:href="Pictures/100002010000026300000202DB4F2F389BF71C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5T15:42:15.525210998</meta:creation-date>
    <dc:date>2021-02-08T08:26:22.978000000</dc:date>
    <meta:editing-duration>PT17M51S</meta:editing-duration>
    <meta:editing-cycles>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" meta:word-count="6" meta:character-count="31" meta:non-whitespace-character-count="26"/>
  </office:meta>
</office:document-meta>
</file>